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" style:family="paragraph" style:parent-style-name="Table_20_Contents"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" style:family="paragraph" style:parent-style-name="Table_20_Contents">
      <style:text-properties fo:color="#0000ff" style:font-name="Liberation Sans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4" style:family="paragraph" style:parent-style-name="Table_20_Contents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5" style:family="paragraph" style:parent-style-name="Table_20_Contents">
      <style:text-properties fo:color="#0000ff" style:font-name="Liberation Sans" fo:font-size="11pt" style:font-name-asian="Monospace" style:font-size-asian="11pt" style:font-name-complex="Monospace" style:font-size-complex="11pt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10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none" fo:font-weight="normal" style:font-name-asian="Monospace" style:font-size-asian="11pt" style:font-weight-asian="normal" style:font-name-complex="Monospace" style:font-size-complex="11pt" style:font-weight-complex="normal"/>
    </style:style>
    <style:style style:name="P11" style:family="paragraph" style:parent-style-name="Table_20_Contents">
      <style:paragraph-properties fo:margin-left="0.4925in" fo:margin-right="0in" fo:text-indent="0in" style:auto-text-indent="false"/>
      <style:text-properties fo:color="#808080" style:font-name="Monospace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7" style:family="paragraph" style:parent-style-name="Table_20_Contents">
      <style:paragraph-properties fo:margin-left="0.4925in" fo:margin-right="0in" fo:text-indent="0in" style:auto-text-indent="false" fo:break-before="pag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21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2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3" style:family="paragraph" style:parent-style-name="Standard">
      <style:text-properties fo:color="#0000ff" style:font-name="Liberation Sans" fo:font-weight="bold" style:font-weight-asian="bold" style:font-weight-complex="bold"/>
    </style:style>
    <style:style style:name="P24" style:family="paragraph" style:parent-style-name="Standard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6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7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8" style:family="paragraph" style:parent-style-name="Table_20_Contents" style:list-style-name="L1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9" style:family="paragraph" style:parent-style-name="Table_20_Contents" style:list-style-name="L2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0" style:family="paragraph" style:parent-style-name="Table_20_Contents" style:list-style-name="L3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1" style:family="paragraph" style:parent-style-name="Table_20_Contents" style:list-style-name="L6">
      <style:text-properties fo:font-size="10.5pt" style:text-underline-style="none" style:font-size-asian="10.5pt" style:font-size-complex="10.5pt"/>
    </style:style>
    <style:style style:name="P32" style:family="paragraph" style:parent-style-name="Table_20_Contents" style:list-style-name="L2">
      <style:paragraph-properties fo:margin-left="0.4925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3" style:family="paragraph" style:parent-style-name="Table_20_Contents" style:list-style-name="L3">
      <style:paragraph-properties fo:margin-left="1.4772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4" style:family="paragraph" style:parent-style-name="Table_20_Contents" style:list-style-name="L5">
      <style:paragraph-properties fo:margin-left="1.4772in" fo:margin-right="0in" fo:text-indent="-0.25in" style:auto-text-indent="false"/>
    </style:style>
    <style:style style:name="P35" style:family="paragraph" style:parent-style-name="Table_20_Contents" style:list-style-name="L3">
      <style:paragraph-properties fo:margin-left="0.9846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6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7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8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9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0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41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42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3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44" style:family="paragraph" style:parent-style-name="Table_20_Contents">
      <style:paragraph-properties fo:margin-left="0.4925in" fo:margin-right="0in" fo:text-indent="0in" style:auto-text-indent="false" fo:break-before="pag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45" style:family="paragraph" style:parent-style-name="Table_20_Contents">
      <style:paragraph-properties fo:margin-left="0.9846in" fo:margin-right="0in" fo:text-indent="0in" style:auto-text-indent="false"/>
    </style:style>
    <style:style style:name="P46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7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48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9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0" style:family="paragraph" style:parent-style-name="Table_20_Contents" style:list-style-name="L5">
      <style:paragraph-properties fo:margin-left="1.9693in" fo:margin-right="0in" fo:text-indent="-0.25in" style:auto-text-indent="false"/>
    </style:style>
    <style:style style:name="P51" style:family="paragraph" style:parent-style-name="Standard" style:list-style-name="L4"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80"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53" style:family="paragraph" style:parent-style-name="Standard" style:list-style-name="L4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7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9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solid" style:text-underline-width="auto" style:text-underline-color="font-color" fo:font-weight="bold" style:font-name-asian="Monospace" style:font-size-asian="9pt" style:font-weight-asian="bold" style:font-name-complex="Monospace" style:font-size-complex="9pt" style:font-weight-complex="bold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63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000080" style:font-name="Liberation 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fo:color="#0000ff" style:font-name="Liberation Sans1" fo:font-size="10.5pt" fo:font-weight="normal" style:font-name-asian="Monospace" style:font-size-asian="9pt" style:font-weight-asian="normal" style:font-name-complex="Monospace" style:font-size-complex="9pt" style:font-weight-complex="normal"/>
    </style:style>
    <style:style style:name="P65" style:family="paragraph" style:parent-style-name="Standard">
      <style:paragraph-properties fo:break-before="pag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T1" style:family="text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2" style:family="text">
      <style:text-properties fo:color="#0000ff" style:font-name="Liberation Sans" fo:font-size="10.5pt" fo:font-weight="bold" style:font-name-asian="Monospace" style:font-size-asian="10.5pt" style:font-weight-asian="bold" style:font-name-complex="Monospace" style:font-size-complex="10.5pt" style:font-weight-complex="bold"/>
    </style:style>
    <style:style style:name="T3" style:family="text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4" style:family="text">
      <style:text-properties fo:color="#0000ff" style:font-name="Liberation Sans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T5" style:family="text">
      <style:text-properties fo:color="#0000ff" style:font-name="Liberation Sans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0000ff" style:font-name="Liberation Sans" fo:font-weight="normal" style:font-name-asian="Monospace" style:font-weight-asian="bold" style:font-name-complex="Monospace" style:font-weight-complex="bold"/>
    </style:style>
    <style:style style:name="T7" style:family="text">
      <style:text-properties style:font-name="Liberation Sans" style:text-underline-style="none" style:font-name-asian="Monospace" style:font-name-complex="Monospace"/>
    </style:style>
    <style:style style:name="T8" style:family="text">
      <style:text-properties style:font-name="Liberation Sans"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9" style:family="text">
      <style:text-properties style:font-name="Liberation Sans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font-size="10pt" style:text-underline-style="none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name="Liberation Mono"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intU\FormatArray Class</text:p>
      <text:p text:style-name="P24"/>
      <text:p text:style-name="P5"><text:span text:style-name="T10">The PrintU\FormatArray</text:span><text:span text:style-name="T9"> class is a </text:span><text:span text:style-name="T10">static class which will return a printable string containing an array keys and fields in a pleasant, hierarchical format for easy viewing.</text:span></text:p>
      <text:p text:style-name="P3"/>
      <text:p text:style-name="P4">Design criteria and considerations</text:p>
      <text:p text:style-name="P1"/>
      <text:p text:style-name="P21">Among the design considerations for the PrintU\FormatArray class are:</text:p>
      <text:p text:style-name="P1"/>
      <text:list xml:id="list1458662770" text:style-name="L1">
        <text:list-item>
          <text:p text:style-name="P28">The class must be standalone, with the exception of PrintU\Exception to notify the caller about an error situation;</text:p>
        </text:list-item>
        <text:list-item>
          <text:p text:style-name="P28">The class must be a fully static implementation.</text:p>
        </text:list-item>
      </text:list>
      <text:p text:style-name="P1"/>
      <text:p text:style-name="P2">Coding</text:p>
      <text:p text:style-name="P1"/>
      <text:p text:style-name="P1">The PrintU\FormatArray class contains 4 static properties.</text:p>
      <text:p text:style-name="P1"/>
      <text:p text:style-name="P8">$recursionLevel</text:p>
      <text:p text:style-name="P9"/>
      <text:p text:style-name="P7">This static variable is used to keep track of the current recursion level.</text:p>
      <text:p text:style-name="P15"/>
      <text:p text:style-name="P12">/**</text:p>
      <text:p text:style-name="P20"><text:tab/> * recursionLevel</text:p>
      <text:p text:style-name="P20"><text:tab/> *</text:p>
      <text:p text:style-name="P20"><text:tab/> * Current recursion level</text:p>
      <text:p text:style-name="P20"><text:tab/> * @var integer $recursionLevel</text:p>
      <text:p text:style-name="P20"><text:tab/> */</text:p>
      <text:p text:style-name="P20"><text:tab/>private<text:tab/>static<text:tab/>$recursionLevel = 0;</text:p>
      <text:p text:style-name="P7"/>
      <text:p text:style-name="P8">$maxLevel</text:p>
      <text:p text:style-name="P6"/>
      <text:p text:style-name="P6">This variable contains the maximum allowed recursion levels. <text:s/>If $recursionLevel &gt;= $maxLevel, the class method is aborted..</text:p>
      <text:p text:style-name="P22"/>
      <text:p text:style-name="P14">/**</text:p>
      <text:p text:style-name="P20"><text:tab/> * maxLevel</text:p>
      <text:p text:style-name="P20"><text:tab/> *</text:p>
      <text:p text:style-name="P20"><text:tab/> * Maximum recursion level</text:p>
      <text:p text:style-name="P20"><text:tab/> * @var integer $maxLevel</text:p>
      <text:p text:style-name="P20"><text:tab/> */</text:p>
      <text:p text:style-name="P20"><text:tab/>private<text:tab/>static $maxLevel = 10;</text:p>
      <text:p text:style-name="P20"/>
      <text:p text:style-name="P8">$buffer</text:p>
      <text:p text:style-name="P10"/>
      <text:p text:style-name="P16">A static buffer to hold the formatted array.</text:p>
      <text:p text:style-name="P16"/>
      <text:p text:style-name="P14">/**</text:p>
      <text:p text:style-name="P13"><text:s/>* buffer</text:p>
      <text:p text:style-name="P13"><text:s/>*</text:p>
      <text:p text:style-name="P13"><text:s/>* A static buffer to hold the formatted array</text:p>
      <text:p text:style-name="P13"><text:s/>* @var string $buffer</text:p>
      <text:p text:style-name="P13"><text:s/>*/</text:p>
      <text:p text:style-name="P13">private static<text:tab/>$buffer = '';</text:p>
      <text:p text:style-name="P6"/>
      <text:p text:style-name="P17"/>
      <text:p text:style-name="P8">$indentCharacter</text:p>
      <text:p text:style-name="P8"/>
      <text:p text:style-name="P6">The character sequence used to indent output based on <text:span text:style-name="T13">$recursionLevel</text:span></text:p>
      <text:p text:style-name="P6"/>
      <text:p text:style-name="P14">/**</text:p>
      <text:p text:style-name="P13"><text:s/>* indentCharacter</text:p>
      <text:p text:style-name="P13"><text:s/>*</text:p>
      <text:p text:style-name="P13"><text:s/>* The character sequence used to indent output based on recursionLevel</text:p>
      <text:p text:style-name="P13"><text:s/>* @var string $indentCharacter</text:p>
      <text:p text:style-name="P13"><text:s/>*/</text:p>
      <text:p text:style-name="P13">private static<text:tab/>$indentCharacter = "\t";</text:p>
      <text:p text:style-name="P6"/>
      <text:p text:style-name="P6"/>
      <text:p text:style-name="Table_20_Contents"><text:span text:style-name="T1">The </text:span><text:span text:style-name="T2">PrintU\FormatArray</text:span><text:span text:style-name="T1"> class contains only static methods. <text:s/></text:span></text:p>
      <text:p text:style-name="P1"/>
      <text:p text:style-name="P8">sortableArray</text:p>
      <text:p text:style-name="P8"><text:span text:style-name="T18"/></text:p>
      <text:p text:style-name="P64"><text:span text:style-name="T19">The purpose of this method is to keep from getting bad results </text:span>when sorting an array by-value when it contains class objects in the array value..</text:p>
      <text:p text:style-name="P8"><text:span text:style-name="T18"/></text:p>
      <text:p text:style-name="P60"><text:span text:style-name="T19">/**</text:span></text:p>
      <text:p text:style-name="P59"><text:s/>* sortableArray</text:p>
      <text:p text:style-name="P59"><text:s/>*</text:p>
      <text:p text:style-name="P59"><text:s/>* The purpose of this method is to keep from getting bad results</text:p>
      <text:p text:style-name="P59"><text:s/>* when sorting an array containing class objects</text:p>
      <text:p text:style-name="P59"><text:s/>* @param array $array = array to be converted to 'sortable'</text:p>
      <text:p text:style-name="P59"><text:s/>* @return array $array</text:p>
      <text:p text:style-name="P59"><text:s/>*/</text:p>
      <text:p text:style-name="P59">private static function sortableArray($array)</text:p>
      <text:p text:style-name="P59">{</text:p>
      <text:p text:style-name="P59"><text:tab/>foreach($array as $key =&gt; $value)</text:p>
      <text:p text:style-name="P59"><text:tab/>{</text:p>
      <text:p text:style-name="P59"><text:tab/><text:tab/>if (is_array($value))</text:p>
      <text:p text:style-name="P59"><text:tab/><text:tab/>{</text:p>
      <text:p text:style-name="P59"><text:tab/><text:tab/><text:tab/>$array[$key] = self::sortableArray($value);</text:p>
      <text:p text:style-name="P59"><text:tab/><text:tab/>}</text:p>
      <text:p text:style-name="P59"><text:tab/><text:tab/>elseif (is_object($value))</text:p>
      <text:p text:style-name="P59"><text:tab/><text:tab/>{</text:p>
      <text:p text:style-name="P59"><text:tab/><text:tab/><text:tab/>$array[$key] = get_class($value);</text:p>
      <text:p text:style-name="P59"><text:tab/><text:tab/>}</text:p>
      <text:p text:style-name="P59"><text:tab/>}</text:p>
      <text:p text:style-name="P59"><text:s text:c="4"/><text:tab/></text:p>
      <text:p text:style-name="P59"><text:tab/>return $array;</text:p>
      <text:p text:style-name="P59">}</text:p>
      <text:p text:style-name="P8"><text:span text:style-name="T18"/></text:p>
      <text:p text:style-name="P38"><text:span text:style-name="T20">The </text:span><text:span text:style-name="T19">sortableArray</text:span><text:span text:style-name="T20"> method expects a single, mandatory parameter:</text:span></text:p>
      <text:p text:style-name="P38"><text:span text:style-name="T20"/></text:p>
      <text:p text:style-name="P47"><text:span text:style-name="T19">$array</text:span><text:span text:style-name="T20"> <text:s/>= the array to be converted</text:span></text:p>
      <text:p text:style-name="P47"><text:span text:style-name="T20"/></text:p>
      <text:p text:style-name="P38"><text:span text:style-name="T20">Each item is iterated through by </text:span><text:span text:style-name="T15">$key</text:span><text:span text:style-name="T20"> and </text:span><text:span text:style-name="T15">$value</text:span><text:span text:style-name="T20">:</text:span></text:p>
      <text:p text:style-name="P38"><text:span text:style-name="T20"/></text:p>
      <text:list xml:id="list591832446" text:style-name="L6">
        <text:list-item>
          <text:p text:style-name="P31"><text:span text:style-name="T6">if </text:span><text:span text:style-name="T5">$value</text:span><text:span text:style-name="T6"> is an array, </text:span><text:span text:style-name="T5">sortableArray</text:span><text:span text:style-name="T6"> is passed </text:span><text:span text:style-name="T5">$value</text:span><text:span text:style-name="T6"> as the array to convert and the result is stored in the original array at the original </text:span><text:span text:style-name="T5">$key</text:span><text:span text:style-name="T6">;</text:span></text:p>
        </text:list-item>
        <text:list-item>
          <text:p text:style-name="P31"><text:span text:style-name="T6">Otherwise, if </text:span><text:span text:style-name="T5">$value</text:span><text:span text:style-name="T6"> is an object, the class name of the object is stored in the original array at the original </text:span><text:span text:style-name="T5">$key</text:span><text:span text:style-name="T6">.</text:span></text:p>
        </text:list-item>
      </text:list>
      <text:p text:style-name="P8"><text:span text:style-name="T18"/></text:p>
      <text:p text:style-name="P8"><text:span text:style-name="T18">At the end of the iteration, the modified </text:span><text:span text:style-name="T15">$array</text:span><text:span text:style-name="T18"> is returned.</text:span></text:p>
      <text:p text:style-name="P8"><text:span text:style-name="T18"/></text:p>
      <text:p text:style-name="P44">bufferMessage</text:p>
      <text:p text:style-name="P8"><text:span text:style-name="T18"/></text:p>
      <text:p text:style-name="P38"><text:span text:style-name="T20">Add a message to the format buffer</text:span><text:span text:style-name="T20">.</text:span></text:p>
      <text:p text:style-name="P38"><text:span text:style-name="T20"/></text:p>
      <text:p text:style-name="P60"><text:span text:style-name="T19">/**</text:span></text:p>
      <text:p text:style-name="P59"><text:s/>* bufferMessage</text:p>
      <text:p text:style-name="P59"><text:s/>*</text:p>
      <text:p text:style-name="P59"><text:s/>* Add a message to the format buffer</text:p>
      <text:p text:style-name="P59"><text:s/>* @param string $message = message to add to the buffer</text:p>
      <text:p text:style-name="P59"><text:s/>*/</text:p>
      <text:p text:style-name="P59">private static function bufferMessage($message)</text:p>
      <text:p text:style-name="P59">{</text:p>
      <text:p text:style-name="P59"><text:tab/>self::$buffer .= $message;</text:p>
      <text:p text:style-name="P59">}</text:p>
      <text:p text:style-name="P38"><text:span text:style-name="T20"/></text:p>
      <text:p text:style-name="P38"><text:span text:style-name="T20">The </text:span><text:span text:style-name="T15">$message</text:span><text:span text:style-name="T20"> is added unmodified to the </text:span><text:span text:style-name="T12">end</text:span><text:span text:style-name="T20"> of the buffer.</text:span></text:p>
      <text:p text:style-name="P38"><text:span text:style-name="T20"/></text:p>
      <text:p text:style-name="P8">bufferLine</text:p>
      <text:p text:style-name="P38"/>
      <text:p text:style-name="P38"><text:span text:style-name="T20">Add a message followed by a new-line sequence.</text:span></text:p>
      <text:p text:style-name="P38"><text:span text:style-name="T20"/></text:p>
      <text:p text:style-name="P60"><text:span text:style-name="T19">/**</text:span></text:p>
      <text:p text:style-name="P59"><text:s/>* bufferLine</text:p>
      <text:p text:style-name="P59"><text:s/>*</text:p>
      <text:p text:style-name="P59"><text:s/>* Add a message followed by an end-of-line (eol) sequence to the buffer</text:p>
      <text:p text:style-name="P59"><text:s/>* @param string $message = (optional) message + eol to add to the buffer</text:p>
      <text:p text:style-name="P59"><text:s/>*/</text:p>
      <text:p text:style-name="P59">private static function bufferLine($message='')</text:p>
      <text:p text:style-name="P59">{</text:p>
      <text:p text:style-name="P59"><text:tab/>self::bufferMessage($message . PHP_EOL);</text:p>
      <text:p text:style-name="P59">}</text:p>
      <text:p text:style-name="P38"><text:span text:style-name="T20"/></text:p>
      <text:p text:style-name="P38"><text:span text:style-name="T20">The $message is added to the </text:span><text:span text:style-name="T12">end</text:span><text:span text:style-name="T20"> of the buffer, followed by an end-of-line sequence.</text:span></text:p>
      <text:p text:style-name="P7"/>
      <text:p text:style-name="P8">buffer</text:p>
      <text:p text:style-name="P8"><text:span text:style-name="T18"/></text:p>
      <text:p text:style-name="P8"><text:span text:style-name="T18">Get a copy of the result buffer.</text:span></text:p>
      <text:p text:style-name="P8"><text:span text:style-name="T18"/></text:p>
      <text:p text:style-name="P62"><text:span text:style-name="T19">/**</text:span></text:p>
      <text:p text:style-name="P63"><text:s/>* buffer</text:p>
      <text:p text:style-name="P63"><text:s/>*</text:p>
      <text:p text:style-name="P63"><text:s/>* get a copy of the result buffer</text:p>
      <text:p text:style-name="P63"><text:s/>* @return string $buffer</text:p>
      <text:p text:style-name="P63"><text:s/>*/</text:p>
      <text:p text:style-name="P63">public static function buffer()</text:p>
      <text:p text:style-name="P63">{</text:p>
      <text:p text:style-name="P63"><text:tab/>return self::$buffer;</text:p>
      <text:p text:style-name="P63">}</text:p>
      <text:p text:style-name="P8"><text:span text:style-name="T18"/></text:p>
      <text:p text:style-name="P8"><text:span text:style-name="T18">Returns a copy of the current </text:span><text:span text:style-name="T15">$buffer</text:span><text:span text:style-name="T18">.</text:span></text:p>
      <text:p text:style-name="P8"><text:span text:style-name="T18"/></text:p>
      <text:p text:style-name="P8"><text:span text:style-name="T18"/></text:p>
      <text:p text:style-name="P44">indentCharacter</text:p>
      <text:p text:style-name="P8"/>
      <text:p text:style-name="P7">Get or set the indent character sequence</text:p>
      <text:p text:style-name="P7"/>
      <text:p text:style-name="P12">/**</text:p>
      <text:p text:style-name="P59"><text:s/>* indentCharacter</text:p>
      <text:p text:style-name="P59"><text:s/>*</text:p>
      <text:p text:style-name="P59"><text:s/>* get/set the indent character sequence</text:p>
      <text:p text:style-name="P59"><text:s/>* @param string $char = (optional) character indent sequence, null to query</text:p>
      <text:p text:style-name="P59"><text:s/>* @return string $char</text:p>
      <text:p text:style-name="P59"><text:s/>*/</text:p>
      <text:p text:style-name="P59">public static function indentCharacter($char=null)</text:p>
      <text:p text:style-name="P59">{</text:p>
      <text:p text:style-name="P59"><text:tab/>if ($char !== null)</text:p>
      <text:p text:style-name="P59"><text:tab/>{</text:p>
      <text:p text:style-name="P59"><text:tab/><text:tab/>self::$indentCharacter = $char;</text:p>
      <text:p text:style-name="P59"><text:tab/>}</text:p>
      <text:p text:style-name="P59"/>
      <text:p text:style-name="P59"><text:tab/>return self::$indentCharacter;</text:p>
      <text:p text:style-name="P59">}</text:p>
      <text:p text:style-name="P7"/>
      <text:p text:style-name="P7">The <text:span text:style-name="T13">indentCharacter</text:span> method expects a single, optional parameter:</text:p>
      <text:p text:style-name="P7"/>
      <text:p text:style-name="P48"><text:span text:style-name="T13">$char</text:span> <text:s/>= character indent sequence, or <text:span text:style-name="T13">null</text:span> to only query (not set the character sequence).</text:p>
      <text:p text:style-name="P7"/>
      <text:p text:style-name="P7">If <text:span text:style-name="T13">$char</text:span> contains a non-null string, the <text:span text:style-name="T13">$indentCharacter</text:span> class variable is set to <text:span text:style-name="T13">$char</text:span></text:p>
      <text:p text:style-name="P7"/>
      <text:p text:style-name="P7">The current value of <text:span text:style-name="T13">$indentCharacter</text:span> class variable is returned.</text:p>
      <text:p text:style-name="P7"/>
      <text:p text:style-name="P7"/>
      <text:p text:style-name="P8">maxLevel</text:p>
      <text:p text:style-name="P8"><text:span text:style-name="T18"/></text:p>
      <text:p text:style-name="P38"><text:span text:style-name="T20">Get or set the maximum recursion level.</text:span></text:p>
      <text:p text:style-name="P38"><text:span text:style-name="T20"/></text:p>
      <text:p text:style-name="P60"><text:span text:style-name="T19">/**</text:span></text:p>
      <text:p text:style-name="P59"><text:s/>* maxLevel</text:p>
      <text:p text:style-name="P59"><text:s/>*</text:p>
      <text:p text:style-name="P59"><text:s/>* get/set the maximum recursion level</text:p>
      <text:p text:style-name="P59"><text:s/>* @param integer $maxLevel = (optional) maximum recursion levels, null to query</text:p>
      <text:p text:style-name="P59"><text:s/>* @return integer $maxLevel</text:p>
      <text:p text:style-name="P59"><text:s/>*/</text:p>
      <text:p text:style-name="P59">public static function maxLevel($maxLevel=null)</text:p>
      <text:p text:style-name="P59">{</text:p>
      <text:p text:style-name="P59"><text:tab/>if ($maxLevel !== null)</text:p>
      <text:p text:style-name="P59"><text:tab/>{</text:p>
      <text:p text:style-name="P59"><text:tab/><text:tab/>self::$maxLevel = $maxLevel;</text:p>
      <text:p text:style-name="P59"><text:tab/>}</text:p>
      <text:p text:style-name="P59"/>
      <text:p text:style-name="P59"><text:tab/>return self::$maxLevel;</text:p>
      <text:p text:style-name="P59">}</text:p>
      <text:p text:style-name="P38"><text:span text:style-name="T20"/></text:p>
      <text:p text:style-name="P7">The <text:span text:style-name="T13">maxLevel</text:span> method expects a single, optional parameter:</text:p>
      <text:p text:style-name="P7"/>
      <text:p text:style-name="P48"><text:span text:style-name="T13">$maxLevel</text:span> <text:s/>= maximum recursion level, or <text:span text:style-name="T13">null</text:span> to only query</text:p>
      <text:p text:style-name="P7"/>
      <text:p text:style-name="P7">If <text:span text:style-name="T13">$maxLevel</text:span> contains a non-null integer, the <text:span text:style-name="T13">$maxLevel</text:span> class variable is set to <text:span text:style-name="T13">$maxLevel</text:span></text:p>
      <text:p text:style-name="P7"/>
      <text:p text:style-name="P7">The current value of the <text:span text:style-name="T13">$maxLevel</text:span> class variable is returned.</text:p>
      <text:p text:style-name="P39"><text:span text:style-name="T20"/></text:p>
      <text:p text:style-name="P8"><text:span text:style-name="T18"/></text:p>
      <text:p text:style-name="P8"><text:soft-page-break/>format</text:p>
      <text:p text:style-name="P6"/>
      <text:p text:style-name="P6">Create a formatted buffer from the array.</text:p>
      <text:p text:style-name="P11"/>
      <text:p text:style-name="P14">/**</text:p>
      <text:p text:style-name="P13"><text:s/>* format.</text:p>
      <text:p text:style-name="P13"><text:s/>*</text:p>
      <text:p text:style-name="P13"><text:s/>* Create a formatted buffer from the array.</text:p>
      <text:p text:style-name="P13"><text:s/>* @param array $array = array to print</text:p>
      <text:p text:style-name="P13"><text:s/>* @param string $name = (optional) name of the array (if formatOutput)</text:p>
      <text:p text:style-name="P13"><text:s/>* @param boolean $sort = (optional) true to sort (default = don't sort)</text:p>
      <text:p text:style-name="P13"><text:s/>* @param boolean $sortValues = (optional) true to sort by values (if $sort),</text:p>
      <text:p text:style-name="P13"><text:s/>* <text:s text:c="40"/>false to not</text:p>
      <text:p text:style-name="P13"><text:s/>* @return string $buffer</text:p>
      <text:p text:style-name="P13"><text:s/>*/</text:p>
      <text:p text:style-name="P13">public static function format($array, $name=null, $sort=false, $sortValues=false)</text:p>
      <text:p text:style-name="P13">{</text:p>
      <text:p text:style-name="P13"><text:tab/>self::$buffer = '';</text:p>
      <text:p text:style-name="P13"><text:s text:c="4"/><text:tab/>if (self::indentCharacter() === null)</text:p>
      <text:p text:style-name="P13"><text:s text:c="4"/><text:tab/>{</text:p>
      <text:p text:style-name="P13"><text:s text:c="4"/><text:tab/><text:tab/>self::indentCharacter("\t");</text:p>
      <text:p text:style-name="P13"><text:s text:c="4"/><text:tab/>}</text:p>
      <text:p text:style-name="P13"/>
      <text:p text:style-name="P13"><text:tab/>if (! is_array($array))</text:p>
      <text:p text:style-name="P13"><text:tab/>{</text:p>
      <text:p text:style-name="P13"><text:tab/><text:tab/>if ($name !== null)</text:p>
      <text:p text:style-name="P13"><text:tab/><text:tab/>{</text:p>
      <text:p text:style-name="P13"><text:tab/><text:tab/><text:tab/>self::bufferLine(sprintf('%s: %s', $name, $array));</text:p>
      <text:p text:style-name="P13"><text:tab/><text:tab/>}</text:p>
      <text:p text:style-name="P13"><text:tab/><text:tab/>else</text:p>
      <text:p text:style-name="P13"><text:tab/><text:tab/>{</text:p>
      <text:p text:style-name="P13"><text:tab/><text:tab/><text:tab/>self::bufferLine($array);</text:p>
      <text:p text:style-name="P13"><text:tab/><text:tab/>}</text:p>
      <text:p text:style-name="P13"><text:tab/>}</text:p>
      <text:p text:style-name="P13"><text:tab/>else</text:p>
      <text:p text:style-name="P13"><text:tab/>{</text:p>
      <text:p text:style-name="P13"><text:tab/><text:tab/>self::$recursionLevel = 0;</text:p>
      <text:p text:style-name="P13"><text:tab/><text:tab/>self::formatArray($array, $name, $sort, $sortValues);</text:p>
      <text:p text:style-name="P13"><text:tab/><text:tab/>self::bufferLine('');</text:p>
      <text:p text:style-name="P13"><text:tab/>}</text:p>
      <text:p text:style-name="P13"/>
      <text:p text:style-name="P13"><text:tab/>return self::$buffer;</text:p>
      <text:p text:style-name="P13">}</text:p>
      <text:p text:style-name="P6"/>
      <text:p text:style-name="P6">The <text:span text:style-name="T13">format</text:span> method expects a single, mandatory parameter:</text:p>
      <text:p text:style-name="P6"/>
      <text:p text:style-name="P26"><text:span text:style-name="T13">$array</text:span> = the array to format for output</text:p>
      <text:p text:style-name="P26"/>
      <text:p text:style-name="P6">And 3 optional parameters:</text:p>
      <text:p text:style-name="P6"/>
      <text:p text:style-name="P26"><text:span text:style-name="T13">$name</text:span> = array name for (optional) labelling the output</text:p>
      <text:p text:style-name="P26"><text:span text:style-name="T13">$sort </text:span>= boolean true to sort, false to not sort</text:p>
      <text:p text:style-name="P26"><text:span text:style-name="T13">$sortValues </text:span>= boolean true to sort by value (if <text:span text:style-name="T16">$sort</text:span> is true), or false to sort by key</text:p>
      <text:p text:style-name="P6"/>
      <text:p text:style-name="P6">If the <text:span text:style-name="T13">$indentCharacter</text:span> has not been set, a single tab character is assigned as the indentation sequence.</text:p>
      <text:p text:style-name="P6"/>
      <text:p text:style-name="P6">If $array is NOT an array</text:p>
      <text:list xml:id="list1977091343" text:style-name="L2">
        <text:list-item>
          <text:p text:style-name="P29">if <text:span text:style-name="T13">$name</text:span> is provided, the $name and the value of <text:span text:style-name="T13">$array</text:span> are added to <text:span text:style-name="T13">$buffer</text:span>;</text:p>
        </text:list-item>
        <text:list-item>
          <text:p text:style-name="P29">if <text:span text:style-name="T13">$name</text:span> is not provided, only the value of <text:span text:style-name="T13">$array</text:span> is added to <text:span text:style-name="T13">$buffer</text:span>.</text:p>
          <text:p text:style-name="P29"/>
          <text:p text:style-name="P32"><text:soft-page-break/>Otherwise, <text:span text:style-name="T13">$recursionLevel</text:span> is set to 0 and all current parameters are passed to the <text:span text:style-name="T13">formatArray</text:span> method for formatting.</text:p>
        </text:list-item>
      </text:list>
      <text:p text:style-name="P6"/>
      <text:p text:style-name="P6">The contents of <text:span text:style-name="T16">$buffer </text:span>are returned.</text:p>
      <text:p text:style-name="P6"/>
      <text:p text:style-name="P6"/>
      <text:p text:style-name="P8">FormatArray</text:p>
      <text:p text:style-name="P6"/>
      <text:p text:style-name="P6">A recursive implementation of a method to format and output an array to the buffer</text:p>
      <text:p text:style-name="P55"><text:span text:style-name="T3"/></text:p>
      <text:p text:style-name="P12">/**</text:p>
      <text:p text:style-name="P59"><text:s/>* formatArray.</text:p>
      <text:p text:style-name="P59"><text:s/>*</text:p>
      <text:p text:style-name="P59"><text:s/>* Format and output an array to the buffer</text:p>
      <text:p text:style-name="P59"><text:s/>* @param array <text:s text:c="2"/>$array <text:s text:c="7"/>= array to print</text:p>
      <text:p text:style-name="P59"><text:s/>* @param string <text:s/>$name <text:s text:c="3"/><text:tab/><text:tab/>= (optional) name of the array</text:p>
      <text:p text:style-name="P59"><text:s/>* @param boolean $sort <text:s text:c="8"/>= (optional) true to sort (default = don't sort)</text:p>
      <text:p text:style-name="P59"><text:s/>* @param boolean $sortValue <text:s text:c="3"/>= (optional) if $sort, sort by value if true,</text:p>
      <text:p text:style-name="P59"><text:s/>* <text:s text:c="52"/>sort by key if false</text:p>
      <text:p text:style-name="P59"><text:s/>*/</text:p>
      <text:p text:style-name="P59">private static function formatArray($array, $name=null, </text:p>
      <text:p text:style-name="P59"><text:tab/><text:tab/><text:tab/><text:tab/><text:tab/><text:tab/> <text:s text:c="4"/>$sort=false, </text:p>
      <text:p text:style-name="P59"><text:tab/><text:tab/><text:tab/><text:tab/><text:tab/><text:tab/> <text:s text:c="4"/>$sortValue=false)</text:p>
      <text:p text:style-name="P59">{</text:p>
      <text:p text:style-name="P59"><text:s text:c="2"/><text:tab/>if (count($array) == 0)</text:p>
      <text:p text:style-name="P59"><text:s text:c="2"/><text:tab/>{</text:p>
      <text:p text:style-name="P59"><text:tab/><text:tab/>return;</text:p>
      <text:p text:style-name="P59"><text:s text:c="2"/><text:tab/>}</text:p>
      <text:p text:style-name="P59"/>
      <text:p text:style-name="P59"><text:s text:c="2"/><text:tab/>if (($name !== null) &amp;&amp; (self::$recursionLevel == 0))</text:p>
      <text:p text:style-name="P59"><text:s text:c="2"/><text:tab/>{</text:p>
      <text:p text:style-name="P59"><text:tab/><text:tab/>self::bufferMessage(sprintf("\n%s:", $name));</text:p>
      <text:p text:style-name="P59"><text:s text:c="2"/><text:tab/>}</text:p>
      <text:p text:style-name="P59"/>
      <text:p text:style-name="P59"><text:tab/>if ($sort)</text:p>
      <text:p text:style-name="P59"><text:tab/>{</text:p>
      <text:p text:style-name="P59"><text:tab/><text:tab/>if ($sortValue)</text:p>
      <text:p text:style-name="P59"><text:tab/><text:tab/>{</text:p>
      <text:p text:style-name="P59"><text:tab/><text:tab/><text:tab/>$array = self::sortableArray($array);</text:p>
      <text:p text:style-name="P59"><text:tab/><text:tab/><text:tab/>@asort($array, SORT_REGULAR);</text:p>
      <text:p text:style-name="P59"><text:tab/><text:tab/>}</text:p>
      <text:p text:style-name="P59"><text:tab/><text:tab/>else</text:p>
      <text:p text:style-name="P59"><text:tab/><text:tab/>{</text:p>
      <text:p text:style-name="P59"><text:s text:c="2"/><text:tab/> <text:s text:c="3"/><text:tab/><text:tab/>@ksort($array, SORT_REGULAR);</text:p>
      <text:p text:style-name="P59"><text:tab/><text:tab/>}</text:p>
      <text:p text:style-name="P59"><text:tab/>}</text:p>
      <text:p text:style-name="P59"/>
      <text:p text:style-name="P59"><text:tab/>$previous = '';</text:p>
      <text:p text:style-name="P59"><text:tab/>reset($array);</text:p>
      <text:p text:style-name="P59"/>
      <text:p text:style-name="P59"><text:tab/>foreach($array as $key =&gt; $value)</text:p>
      <text:p text:style-name="P59"><text:tab/>{</text:p>
      <text:p text:style-name="P59"><text:tab/><text:tab/>self::bufferLine();</text:p>
      <text:p text:style-name="P59"/>
      <text:p text:style-name="P59"><text:tab/><text:tab/>if (is_object($value))</text:p>
      <text:p text:style-name="P59"><text:tab/><text:tab/>{</text:p>
      <text:p text:style-name="P59"><text:tab/><text:tab/><text:tab/>$label = get_class($value);</text:p>
      <text:p text:style-name="P59"><text:tab/><text:tab/>}</text:p>
      <text:p text:style-name="P59"><text:tab/><text:tab/>elseif (is_array($value))</text:p>
      <text:p text:style-name="P59"><text:tab/><text:tab/>{</text:p>
      <text:p text:style-name="P59"><text:tab/><text:tab/><text:tab/>$label = 'ARRAY';</text:p>
      <text:p text:style-name="P59"><text:tab/><text:tab/>}</text:p>
      <text:p text:style-name="P59"><text:tab/><text:tab/>else</text:p>
      <text:p text:style-name="P59"><text:tab/><text:tab/>{</text:p>
      <text:p text:style-name="P59"><text:soft-page-break/><text:tab/><text:tab/><text:tab/>$label = $value;</text:p>
      <text:p text:style-name="P59"><text:tab/><text:tab/>}</text:p>
      <text:p text:style-name="P59"/>
      <text:p text:style-name="P59"><text:tab/><text:tab/>$tab = 0;</text:p>
      <text:p text:style-name="P59"><text:tab/><text:tab/>do</text:p>
      <text:p text:style-name="P59"><text:tab/><text:tab/>{</text:p>
      <text:p text:style-name="P59"><text:tab/><text:tab/><text:tab/>self::bufferMessage(self::indentCharacter());</text:p>
      <text:p text:style-name="P59"><text:tab/><text:tab/>}</text:p>
      <text:p text:style-name="P59"><text:tab/><text:tab/>while(++$tab &lt;= self::$recursionLevel);</text:p>
      <text:p text:style-name="P59"/>
      <text:p text:style-name="P59"><text:tab/><text:tab/>self::bufferMessage(sprintf("%s = %s", $key, $label));</text:p>
      <text:p text:style-name="P59"/>
      <text:p text:style-name="P59"><text:tab/><text:tab/>if ((is_array($value)) &amp;&amp; (self::$recursionLevel &lt; self::$maxLevel))</text:p>
      <text:p text:style-name="P59"><text:tab/><text:tab/>{</text:p>
      <text:p text:style-name="P59"><text:tab/><text:tab/><text:tab/>self::$recursionLevel++;</text:p>
      <text:p text:style-name="P59"><text:tab/><text:tab/><text:tab/>self::formatArray($value, $key);</text:p>
      <text:p text:style-name="P59"><text:tab/><text:tab/><text:tab/>self::$recursionLevel--;</text:p>
      <text:p text:style-name="P59"><text:tab/><text:tab/>}</text:p>
      <text:p text:style-name="P59"><text:tab/>}</text:p>
      <text:p text:style-name="P59"/>
      <text:p text:style-name="P59">}</text:p>
      <text:p text:style-name="P6"/>
      <text:p text:style-name="P6">The <text:span text:style-name="T13">format</text:span> method expects a single, mandatory parameter:</text:p>
      <text:p text:style-name="P6"/>
      <text:p text:style-name="P26"><text:span text:style-name="T13">$array</text:span> = the array to format for output</text:p>
      <text:p text:style-name="P26"/>
      <text:p text:style-name="P6">And 3 optional parameters:</text:p>
      <text:p text:style-name="P6"/>
      <text:p text:style-name="P26"><text:span text:style-name="T13">$name</text:span> = array name for (optional) labelling the output</text:p>
      <text:p text:style-name="P26"><text:span text:style-name="T13">$sort </text:span>= boolean true to sort, false to not sort</text:p>
      <text:p text:style-name="P26"><text:span text:style-name="T13">$sortValues </text:span>= boolean true to sort by value (if <text:span text:style-name="T16">$sort</text:span> is true), or false to sort by key</text:p>
      <text:p text:style-name="P6"/>
      <text:p text:style-name="P6">When the method begins, a check is performed to make sure that the array has data in it to process. <text:s/>An exit of the method is performed if the array is empty.</text:p>
      <text:p text:style-name="P6"/>
      <text:p text:style-name="P6">If this call to <text:span text:style-name="T13">formatArray</text:span> is the first call (<text:span text:style-name="T13">$recursionLevel == 0</text:span>), a formatted <text:span text:style-name="T13">$name</text:span> is added as a header to <text:span text:style-name="T13">$buffer</text:span>.</text:p>
      <text:p text:style-name="P6"/>
      <text:p text:style-name="P6">If <text:span text:style-name="T13">$sort</text:span> is true,</text:p>
      <text:list xml:id="list209918833" text:style-name="L3">
        <text:list-item>
          <text:p text:style-name="P30">if <text:span text:style-name="T13">$sortValues</text:span> is true,</text:p>
        </text:list-item>
        <text:list-item>
          <text:p text:style-name="P33">The array is converted to a sortable array (refer to the <text:span text:style-name="T16">sortableArray</text:span> method, below);</text:p>
        </text:list-item>
        <text:list-item>
          <text:p text:style-name="P33">The array is sorted utilizing the <text:span text:style-name="T14">asort</text:span> array sort;</text:p>
        </text:list-item>
        <text:list-item>
          <text:p text:style-name="P35">Otherwise, the array is sorted utilizing the <text:span text:style-name="T14">ksort</text:span> array sort.</text:p>
        </text:list-item>
      </text:list>
      <text:p text:style-name="P6"/>
      <text:p text:style-name="P6">The current array is iterated through one <text:span text:style-name="T13">$key</text:span> at a time</text:p>
      <text:p text:style-name="P6"/>
      <text:p text:style-name="P26">First, <text:span text:style-name="T13">$value</text:span> is evaluated:</text:p>
      <text:p text:style-name="P26"/>
      <text:list xml:id="list1866868620" text:style-name="L5">
        <text:list-item>
          <text:p text:style-name="P34"><text:span text:style-name="T3">if </text:span><text:span text:style-name="T4">$value</text:span><text:span text:style-name="T3"> is an object,</text:span></text:p>
        </text:list-item>
        <text:list-item>
          <text:p text:style-name="P50"><text:span text:style-name="T3">set </text:span><text:span text:style-name="T4">$label</text:span><text:span text:style-name="T3"> to the name of the class (get_class()) of the object</text:span></text:p>
        </text:list-item>
        <text:list-item>
          <text:p text:style-name="P34"><text:span text:style-name="T3">otherwise, if </text:span><text:span text:style-name="T4">$label</text:span><text:span text:style-name="T3"> is an array,</text:span></text:p>
        </text:list-item>
        <text:list-item>
          <text:p text:style-name="P50"><text:span text:style-name="T3">set </text:span><text:span text:style-name="T4">$label</text:span><text:span text:style-name="T3"> to ARRAY</text:span></text:p>
        </text:list-item>
        <text:list-item>
          <text:p text:style-name="P34"><text:span text:style-name="T3">otherwise, set </text:span><text:span text:style-name="T4">$label</text:span><text:span text:style-name="T3"> to </text:span><text:span text:style-name="T4">$value</text:span></text:p>
        </text:list-item>
      </text:list>
      <text:p text:style-name="P45"><text:span text:style-name="T3"/></text:p>
      <text:p text:style-name="P45"><text:span text:style-name="T3">Next, </text:span><text:span text:style-name="T4">$indentCharacter</text:span><text:span text:style-name="T3"> character sequences are added to the output buffer, followed by the </text:span><text:span text:style-name="T4">$key</text:span><text:span text:style-name="T3"> contents and equals sign and the </text:span><text:span text:style-name="T4">$label</text:span><text:span text:style-name="T3"> set above.</text:span></text:p>
      <text:p text:style-name="P45"><text:soft-page-break/><text:span text:style-name="T3"/></text:p>
      <text:p text:style-name="P45"><text:span text:style-name="T3">If </text:span><text:span text:style-name="T4">$value </text:span><text:span text:style-name="T3">is an array, and </text:span><text:span text:style-name="T4">$recursionLevel</text:span><text:span text:style-name="T3"> is less than </text:span><text:span text:style-name="T4">$maxLevels</text:span><text:span text:style-name="T3">, $recursionLevel is incremented and </text:span><text:span text:style-name="T4">formatArray</text:span><text:span text:style-name="T3"> is called again passing </text:span><text:span text:style-name="T4">$value</text:span><text:span text:style-name="T3"> as the array to be formatted.</text:span></text:p>
      <text:p text:style-name="P22"/>
      <text:p text:style-name="P6"/>
      <text:p text:style-name="P6"/>
      <text:p text:style-name="P6"/>
      <text:p text:style-name="P19">Example(s)</text:p>
      <text:p text:style-name="P18"/>
      <text:p text:style-name="P18"/>
      <text:p text:style-name="P19">Source Listing</text:p>
      <text:p text:style-name="P18"/>
      <text:p text:style-name="P18">The complete class listing for the PrintU\FormatArray library class, as documented above.</text:p>
      <text:p text:style-name="P18"/>
      <text:p text:style-name="P18">Additional code:</text:p>
      <text:list xml:id="list593497304" text:style-name="L4">
        <text:list-item>
          <text:p text:style-name="P51"><text:span text:style-name="T7">The namespace for the PrintU package is </text:span><text:span text:style-name="T8">Library\PrintU</text:span><text:span text:style-name="T11">.</text:span></text:p>
        </text:list-item>
      </text:list>
      <text:p text:style-name="P25"/>
      <text:list xml:id="list688231303" text:continue-numbering="true" text:style-name="L4">
        <text:list-header>
          <text:p text:style-name="P53"/>
        </text:list-header>
      </text:list>
      <text:p text:style-name="P25"/>
      <text:p text:style-name="P25"/>
      <text:p text:style-name="P65">&lt;?php</text:p>
      <text:p text:style-name="P56">namespace Library\PrintU;</text:p>
      <text:p text:style-name="P56"/>
      <text:p text:style-name="P56">/*</text:p>
      <text:p text:style-name="P56"><text:s/>*<text:tab/><text:tab/>FormatArray is copyright © 2012. EarthWalk Software.</text:p>
      <text:p text:style-name="P56"><text:s/>*<text:tab/><text:tab/>Licensed under the Academic Free License version 3.0.</text:p>
      <text:p text:style-name="P56"><text:s/>* <text:tab/><text:tab/>Refer to the file named License.txt provided with the source, </text:p>
      <text:p text:style-name="P56"><text:s/>* <text:s text:c="13"/>or from http://opensource.org/licenses/academic.php</text:p>
      <text:p text:style-name="P56"><text:s/>*/</text:p>
      <text:p text:style-name="P56">/**</text:p>
      <text:p text:style-name="P56"><text:s/>* FormatArray.</text:p>
      <text:p text:style-name="P56"><text:s/>*</text:p>
      <text:p text:style-name="P56"><text:s/>* Static class to format an array for printing.</text:p>
      <text:p text:style-name="P56"><text:s/>* @author Jay Wheeler.</text:p>
      <text:p text:style-name="P56"><text:s/>* @version 1.0</text:p>
      <text:p text:style-name="P56"><text:s/>* @copyright © 2012. EarthWalk Software.</text:p>
      <text:p text:style-name="P56"><text:s/>* @license Licensed under the Academic Free License version 3.0.</text:p>
      <text:p text:style-name="P56"><text:s/>* @package Library</text:p>
      <text:p text:style-name="P56"><text:s/>* @subpackage PrintU.</text:p>
      <text:p text:style-name="P56"><text:s/>*/</text:p>
      <text:p text:style-name="P56">class FormatArray</text:p>
      <text:p text:style-name="P56">{</text:p>
      <text:p text:style-name="P56"><text:tab/>/**</text:p>
      <text:p text:style-name="P56"><text:tab/> * recursionLevel.</text:p>
      <text:p text:style-name="P56"><text:tab/> *</text:p>
      <text:p text:style-name="P56"><text:tab/> * Current recursion level</text:p>
      <text:p text:style-name="P56"><text:tab/> * @var integer $recursionLevel = Class recursion level</text:p>
      <text:p text:style-name="P56"><text:tab/> */</text:p>
      <text:p text:style-name="P56"><text:s text:c="2"/><text:tab/>private static <text:tab/>$recursionLevel = 0;</text:p>
      <text:p text:style-name="P56"/>
      <text:p text:style-name="P56"><text:s text:c="2"/><text:tab/>/**</text:p>
      <text:p text:style-name="P56"><text:s text:c="2"/><text:tab/> * maxLevel.</text:p>
      <text:p text:style-name="P56"><text:s text:c="2"/><text:tab/> *</text:p>
      <text:p text:style-name="P56"><text:s text:c="2"/><text:tab/> * Maximum recursion level</text:p>
      <text:p text:style-name="P56"><text:s text:c="2"/><text:tab/> * @var integer $maxLevel = maximum recursion level</text:p>
      <text:p text:style-name="P56"><text:s text:c="2"/><text:tab/> */</text:p>
      <text:p text:style-name="P56"><text:tab/>private static <text:s/>$maxLevel <text:s text:c="6"/>= 10;</text:p>
      <text:p text:style-name="P56"/>
      <text:p text:style-name="P56"><text:tab/>/**</text:p>
      <text:p text:style-name="P56"><text:tab/> * buffer</text:p>
      <text:p text:style-name="P56"><text:tab/> *</text:p>
      <text:p text:style-name="P56"><text:tab/> * A static buffer to hold the formatted array</text:p>
      <text:p text:style-name="P56"><text:tab/> * @var string $buffer</text:p>
      <text:p text:style-name="P56"><text:tab/> */</text:p>
      <text:p text:style-name="P56"><text:tab/>private static<text:tab/>$buffer = '';</text:p>
      <text:p text:style-name="P56"/>
      <text:p text:style-name="P56"><text:tab/>/**</text:p>
      <text:p text:style-name="P56"><text:tab/> * indentCharacter</text:p>
      <text:p text:style-name="P56"><text:tab/> *</text:p>
      <text:p text:style-name="P56"><text:tab/> * The character sequence used to indent output based on recursionLevel</text:p>
      <text:p text:style-name="P56"><text:tab/> * @var string $indentCharacter</text:p>
      <text:p text:style-name="P56"><text:tab/> */</text:p>
      <text:p text:style-name="P56"><text:tab/>private static<text:tab/>$indentCharacter = "\t";</text:p>
      <text:p text:style-name="P56"/>
      <text:p text:style-name="P52"><text:span text:style-name="T17"><text:tab/></text:span><text:span text:style-name="T22">/**</text:span></text:p>
      <text:p text:style-name="P56"><text:tab/> * format.</text:p>
      <text:p text:style-name="P56"><text:tab/> *</text:p>
      <text:p text:style-name="P56"><text:tab/> * Create a formatted buffer from the array.</text:p>
      <text:p text:style-name="P56"><text:tab/> * @param array $array = array to print</text:p>
      <text:p text:style-name="P56"><text:tab/> * @param string $name = (optional) name of the array (if formatOutput)</text:p>
      <text:p text:style-name="P56"><text:tab/> * @param boolean $sort = (optional) true to sort (default = don't sort)</text:p>
      <text:p text:style-name="P56"><text:tab/> * @param boolean $sortValues = (optional) true to sort by values</text:p>
      <text:p text:style-name="P56"><text:tab/> *<text:tab/><text:tab/><text:tab/><text:tab/><text:tab/><text:tab/> <text:s text:c="5"/>false to not</text:p>
      <text:p text:style-name="P56"><text:tab/> * @return string $buffer</text:p>
      <text:p text:style-name="P56"><text:tab/> */</text:p>
      <text:p text:style-name="P56"><text:tab/>public static function format($array, $name=null, </text:p>
      <text:p text:style-name="P56"><text:soft-page-break/><text:s text:c="44"/>$sort=false,</text:p>
      <text:p text:style-name="P56"><text:s text:c="44"/>$sortValues=false)</text:p>
      <text:p text:style-name="P56"><text:tab/>{</text:p>
      <text:p text:style-name="P56"><text:tab/><text:tab/>self::$buffer = '';</text:p>
      <text:p text:style-name="P56"><text:tab/><text:tab/>if (self::indentCharacter() === null)</text:p>
      <text:p text:style-name="P56"><text:tab/><text:tab/>{</text:p>
      <text:p text:style-name="P56"><text:tab/><text:tab/><text:tab/>self::indentCharacter("\t");</text:p>
      <text:p text:style-name="P56"><text:tab/><text:tab/>}</text:p>
      <text:p text:style-name="P56"/>
      <text:p text:style-name="P56"><text:tab/><text:tab/>if (! is_array($array))</text:p>
      <text:p text:style-name="P56"><text:tab/><text:tab/>{</text:p>
      <text:p text:style-name="P56"><text:tab/><text:tab/><text:tab/>if ($name !== null)</text:p>
      <text:p text:style-name="P56"><text:tab/><text:tab/><text:tab/>{</text:p>
      <text:p text:style-name="P56"><text:tab/><text:tab/><text:tab/><text:tab/>self::bufferLine(sprintf('%s: %s', $name, $array));</text:p>
      <text:p text:style-name="P56"><text:tab/><text:tab/><text:tab/>}</text:p>
      <text:p text:style-name="P56"><text:tab/><text:tab/><text:tab/>else</text:p>
      <text:p text:style-name="P56"><text:tab/><text:tab/><text:tab/>{</text:p>
      <text:p text:style-name="P56"><text:tab/><text:tab/><text:tab/><text:tab/>self::bufferLine($array);</text:p>
      <text:p text:style-name="P56"><text:tab/><text:tab/><text:tab/>}</text:p>
      <text:p text:style-name="P56"><text:tab/><text:tab/>}</text:p>
      <text:p text:style-name="P56"><text:tab/><text:tab/>else</text:p>
      <text:p text:style-name="P56"><text:tab/><text:tab/>{</text:p>
      <text:p text:style-name="P56"><text:tab/> <text:s/><text:tab/><text:tab/>self::$recursionLevel = 0;</text:p>
      <text:p text:style-name="P56"><text:tab/> <text:s/><text:tab/><text:tab/>self::formatArray($array, $name, $sort, $sortValues);</text:p>
      <text:p text:style-name="P56"><text:tab/> <text:s/><text:tab/><text:tab/>self::bufferLine('');</text:p>
      <text:p text:style-name="P56"><text:tab/><text:tab/>}</text:p>
      <text:p text:style-name="P56"/>
      <text:p text:style-name="P56"><text:tab/><text:tab/>return self::$buffer;</text:p>
      <text:p text:style-name="P56"><text:tab/>}</text:p>
      <text:p text:style-name="P54"/>
      <text:p text:style-name="P52"><text:span text:style-name="T17"><text:tab/></text:span><text:span text:style-name="T22">/**</text:span></text:p>
      <text:p text:style-name="P56"><text:tab/> * formatArray.</text:p>
      <text:p text:style-name="P56"><text:tab/> *</text:p>
      <text:p text:style-name="P56"><text:tab/> * Format and output an array to the buffer</text:p>
      <text:p text:style-name="P56"><text:tab/> * @param array <text:s text:c="2"/>$array <text:s/>= array to print</text:p>
      <text:p text:style-name="P56"><text:tab/> * @param string <text:s/>$name <text:s text:c="2"/>= (optional) name of the array</text:p>
      <text:p text:style-name="P56"><text:tab/> * @param boolean $sort <text:s text:c="2"/>= (optional) true to sort (default = don't sort)</text:p>
      <text:p text:style-name="P56"><text:tab/> * @param boolean $sortValue = (optional) if $sort, sort by value if true,</text:p>
      <text:p text:style-name="P56"><text:tab/> * <text:s text:c="49"/>sort by key if false</text:p>
      <text:p text:style-name="P56"><text:tab/> */</text:p>
      <text:p text:style-name="P56"><text:tab/>private static function formatArray($array, $name=null, </text:p>
      <text:p text:style-name="P56"><text:tab/><text:tab/><text:tab/><text:tab/><text:tab/><text:tab/><text:tab/> <text:s text:c="4"/>$sort=false, </text:p>
      <text:p text:style-name="P56"><text:s text:c="51"/>$sortValue=false)</text:p>
      <text:p text:style-name="P56"><text:s text:c="4"/><text:tab/>{</text:p>
      <text:p text:style-name="P56"><text:tab/><text:tab/>if (count($array) == 0)</text:p>
      <text:p text:style-name="P56"><text:tab/><text:tab/>{</text:p>
      <text:p text:style-name="P56"><text:s text:c="2"/><text:tab/> <text:s text:c="3"/><text:tab/><text:tab/>return;</text:p>
      <text:p text:style-name="P56"><text:s text:c="2"/><text:tab/> <text:s/><text:tab/>}</text:p>
      <text:p text:style-name="P56"/>
      <text:p text:style-name="P56"><text:s text:c="2"/><text:tab/> <text:s/><text:tab/>if (($name !== null) &amp;&amp; (self::$recursionLevel == 0))</text:p>
      <text:p text:style-name="P56"><text:s text:c="2"/><text:tab/> <text:s/><text:tab/>{</text:p>
      <text:p text:style-name="P56"><text:tab/> <text:s/><text:tab/> <text:s text:c="3"/><text:tab/>self::bufferMessage(sprintf("\n%s:", $name));</text:p>
      <text:p text:style-name="P56"><text:s text:c="2"/><text:tab/> <text:s/><text:tab/>}</text:p>
      <text:p text:style-name="P56"/>
      <text:p text:style-name="P56"><text:s text:c="2"/><text:tab/> <text:s/><text:tab/>if ($sort)</text:p>
      <text:p text:style-name="P56"><text:s text:c="2"/><text:tab/> <text:s/><text:tab/>{</text:p>
      <text:p text:style-name="P56"><text:s text:c="2"/><text:tab/> <text:s/><text:tab/><text:tab/>if ($sortValue)</text:p>
      <text:p text:style-name="P56"><text:s text:c="2"/><text:tab/> <text:s/><text:tab/><text:tab/>{</text:p>
      <text:p text:style-name="P56"><text:s text:c="2"/><text:tab/> <text:s/><text:tab/><text:tab/><text:tab/>$array = self::sortableArray($array);</text:p>
      <text:p text:style-name="P56"><text:s text:c="2"/><text:tab/> <text:s/><text:tab/><text:tab/><text:tab/>@asort($array, SORT_REGULAR);</text:p>
      <text:p text:style-name="P56"><text:s text:c="2"/><text:tab/> <text:s/><text:tab/><text:tab/>}</text:p>
      <text:p text:style-name="P56"><text:s text:c="2"/><text:tab/> <text:s/><text:tab/><text:tab/>else</text:p>
      <text:p text:style-name="P56"><text:s text:c="2"/><text:tab/> <text:s/><text:tab/><text:tab/>{</text:p>
      <text:p text:style-name="P56"><text:tab/> <text:s/><text:tab/> <text:s text:c="3"/><text:tab/><text:tab/>@ksort($array, SORT_REGULAR);</text:p>
      <text:p text:style-name="P56"><text:s text:c="2"/><text:tab/> <text:s/><text:tab/><text:tab/>}</text:p>
      <text:p text:style-name="P56"><text:s text:c="2"/><text:tab/> <text:s/><text:tab/>}</text:p>
      <text:p text:style-name="P56"><text:soft-page-break/></text:p>
      <text:p text:style-name="P56"><text:s text:c="2"/><text:tab/> <text:s/><text:tab/>$previous = '';</text:p>
      <text:p text:style-name="P56"><text:s text:c="2"/><text:tab/> <text:s/><text:tab/>reset($array);</text:p>
      <text:p text:style-name="P56"/>
      <text:p text:style-name="P56"><text:s text:c="2"/><text:tab/> <text:s/><text:tab/>foreach($array as $key =&gt; $value)</text:p>
      <text:p text:style-name="P56"><text:s text:c="2"/><text:tab/> <text:s/><text:tab/>{</text:p>
      <text:p text:style-name="P56"><text:s text:c="6"/><text:tab/><text:tab/><text:tab/>self::bufferLine();</text:p>
      <text:p text:style-name="P56"/>
      <text:p text:style-name="P56"><text:s text:c="2"/><text:tab/> <text:s/><text:tab/><text:tab/>if (is_object($value))</text:p>
      <text:p text:style-name="P56"><text:s text:c="2"/><text:tab/> <text:s/><text:tab/><text:tab/>{</text:p>
      <text:p text:style-name="P56"><text:s text:c="2"/><text:tab/> <text:s/><text:tab/><text:tab/><text:tab/>$label = get_class($value);</text:p>
      <text:p text:style-name="P56"><text:s text:c="2"/><text:tab/> <text:s/><text:tab/><text:tab/>}</text:p>
      <text:p text:style-name="P56"><text:s text:c="2"/><text:tab/> <text:s/><text:tab/><text:tab/>elseif (is_array($value))</text:p>
      <text:p text:style-name="P56"><text:s text:c="2"/><text:tab/> <text:s/><text:tab/><text:tab/>{</text:p>
      <text:p text:style-name="P56"><text:s text:c="2"/><text:tab/> <text:s/><text:tab/><text:tab/><text:tab/>$label = 'ARRAY';</text:p>
      <text:p text:style-name="P56"><text:s text:c="2"/><text:tab/> <text:s/><text:tab/><text:tab/>}</text:p>
      <text:p text:style-name="P56"><text:s text:c="2"/><text:tab/> <text:s/><text:tab/><text:tab/>else</text:p>
      <text:p text:style-name="P56"><text:s text:c="2"/><text:tab/> <text:s/><text:tab/><text:tab/>{</text:p>
      <text:p text:style-name="P56"><text:s text:c="2"/><text:tab/> <text:s/><text:tab/><text:tab/><text:tab/>$label = $value;</text:p>
      <text:p text:style-name="P56"><text:s text:c="2"/><text:tab/> <text:s/><text:tab/><text:tab/>}</text:p>
      <text:p text:style-name="P56"/>
      <text:p text:style-name="P56"><text:s text:c="2"/><text:tab/> <text:s/><text:tab/><text:tab/>$tab = 0;</text:p>
      <text:p text:style-name="P56"><text:s text:c="2"/><text:tab/> <text:s/><text:tab/><text:tab/>do</text:p>
      <text:p text:style-name="P56"><text:s text:c="2"/><text:tab/> <text:s/><text:tab/><text:tab/>{</text:p>
      <text:p text:style-name="P56"><text:s text:c="3"/><text:tab/><text:tab/><text:tab/><text:tab/>self::bufferMessage(self::indentCharacter());</text:p>
      <text:p text:style-name="P56"><text:s text:c="2"/><text:tab/> <text:s/><text:tab/><text:tab/>}</text:p>
      <text:p text:style-name="P56"><text:s text:c="2"/><text:tab/> <text:s/><text:tab/><text:tab/>while(++$tab &lt;= self::$recursionLevel);</text:p>
      <text:p text:style-name="P56"/>
      <text:p text:style-name="P56"><text:tab/><text:tab/><text:tab/>self::bufferMessage(sprintf("%s = %s", $key, $label));</text:p>
      <text:p text:style-name="P56"/>
      <text:p text:style-name="P56"><text:s text:c="2"/><text:tab/> <text:s/><text:tab/><text:tab/>if ((is_array($value)) &amp;&amp; (self::$recursionLevel &lt; self::$maxLevel))</text:p>
      <text:p text:style-name="P56"><text:tab/><text:tab/><text:tab/>{</text:p>
      <text:p text:style-name="P56"><text:s text:c="2"/><text:tab/> <text:s/><text:tab/> <text:s/><text:tab/><text:tab/>self::$recursionLevel++;</text:p>
      <text:p text:style-name="P56"><text:s text:c="2"/><text:tab/> <text:s/><text:tab/> <text:s/><text:tab/><text:tab/>self::formatArray($value, $key);</text:p>
      <text:p text:style-name="P56"><text:s text:c="2"/><text:tab/> <text:s/><text:tab/> <text:s/><text:tab/><text:tab/>self::$recursionLevel--;</text:p>
      <text:p text:style-name="P56"><text:tab/><text:tab/><text:tab/>}</text:p>
      <text:p text:style-name="P56"><text:tab/><text:tab/>}</text:p>
      <text:p text:style-name="P56"/>
      <text:p text:style-name="P56"><text:tab/>}</text:p>
      <text:p text:style-name="P54"/>
      <text:p text:style-name="P14">/**</text:p>
      <text:p text:style-name="P59"><text:s/>* sortableArray</text:p>
      <text:p text:style-name="P59"><text:s/>*</text:p>
      <text:p text:style-name="P59"><text:s/>* The purpose of this method is to keep from getting bad results</text:p>
      <text:p text:style-name="P59"><text:s/>* when sorting an array containing class objects</text:p>
      <text:p text:style-name="P59"><text:s/>* @param array $array = array to be converted to 'sortable'</text:p>
      <text:p text:style-name="P59"><text:s/>* @return array $array</text:p>
      <text:p text:style-name="P59"><text:s/>*/</text:p>
      <text:p text:style-name="P59">private static function sortableArray($array)</text:p>
      <text:p text:style-name="P59">{</text:p>
      <text:p text:style-name="P59"><text:tab/>foreach($array as $key =&gt; $value)</text:p>
      <text:p text:style-name="P59"><text:s text:c="4"/><text:tab/>{</text:p>
      <text:p text:style-name="P59"><text:tab/><text:tab/>if (is_array($value))</text:p>
      <text:p text:style-name="P59"><text:s text:c="4"/><text:tab/><text:tab/>{</text:p>
      <text:p text:style-name="P59"><text:tab/><text:tab/><text:tab/>$array[$key] = self::sortableArray($value);</text:p>
      <text:p text:style-name="P59"><text:s text:c="4"/><text:tab/><text:tab/>}</text:p>
      <text:p text:style-name="P59"><text:s text:c="4"/><text:tab/><text:tab/>elseif (is_object($value))</text:p>
      <text:p text:style-name="P59"><text:tab/><text:tab/>{</text:p>
      <text:p text:style-name="P59"><text:tab/><text:tab/><text:tab/>$array[$key] = get_class($value);</text:p>
      <text:p text:style-name="P59"><text:s text:c="4"/><text:tab/><text:tab/>}</text:p>
      <text:p text:style-name="P59"><text:s text:c="4"/><text:tab/>}</text:p>
      <text:p text:style-name="P59"><text:s text:c="4"/><text:tab/></text:p>
      <text:p text:style-name="P59"><text:tab/>return $array;</text:p>
      <text:p text:style-name="P59">}</text:p>
      <text:p text:style-name="P59"/>
      <text:p text:style-name="P59">/**</text:p>
      <text:p text:style-name="P59"><text:soft-page-break/><text:s/>* bufferLine</text:p>
      <text:p text:style-name="P59"><text:s/>*</text:p>
      <text:p text:style-name="P59"><text:s/>* Add a message followed by an end-of-line (eol) sequence to the buffer</text:p>
      <text:p text:style-name="P59"><text:s/>* @param string $message = (optional) message + eol to add to the buffer</text:p>
      <text:p text:style-name="P59"><text:s/>*/</text:p>
      <text:p text:style-name="P59">private static function bufferLine($message='')</text:p>
      <text:p text:style-name="P59">{</text:p>
      <text:p text:style-name="P59"><text:tab/>self::bufferMessage($message . PHP_EOL);</text:p>
      <text:p text:style-name="P59">}</text:p>
      <text:p text:style-name="P59"/>
      <text:p text:style-name="P59">/**</text:p>
      <text:p text:style-name="P59"><text:s/>* bufferMessage</text:p>
      <text:p text:style-name="P59"><text:s/>*</text:p>
      <text:p text:style-name="P59"><text:s/>* Add a message to the format buffer</text:p>
      <text:p text:style-name="P59"><text:s/>* @param string $message = message to add to the buffer</text:p>
      <text:p text:style-name="P59"><text:s/>*/</text:p>
      <text:p text:style-name="P59">private static function bufferMessage($message)</text:p>
      <text:p text:style-name="P59">{</text:p>
      <text:p text:style-name="P59"><text:tab/>self::$buffer .= $message;</text:p>
      <text:p text:style-name="P59">}</text:p>
      <text:p text:style-name="P59"/>
      <text:p text:style-name="P59">/**</text:p>
      <text:p text:style-name="P59"><text:s/>* buffer</text:p>
      <text:p text:style-name="P59"><text:s/>*</text:p>
      <text:p text:style-name="P59"><text:s/>* get a copy of the result buffer</text:p>
      <text:p text:style-name="P59"><text:s/>* @return string $buffer</text:p>
      <text:p text:style-name="P59"><text:s/>*/</text:p>
      <text:p text:style-name="P59">public static function buffer()</text:p>
      <text:p text:style-name="P59">{</text:p>
      <text:p text:style-name="P59"><text:tab/>return self::$buffer;</text:p>
      <text:p text:style-name="P59">}</text:p>
      <text:p text:style-name="P59"/>
      <text:p text:style-name="P59">/**</text:p>
      <text:p text:style-name="P59"><text:s/>* indentCharacter</text:p>
      <text:p text:style-name="P59"><text:s/>*</text:p>
      <text:p text:style-name="P59"><text:s/>* get/set the indent character sequence</text:p>
      <text:p text:style-name="P59"><text:s/>* @param string $char = (optional) character indent sequence, null to query</text:p>
      <text:p text:style-name="P59"><text:s/>* @return string $char</text:p>
      <text:p text:style-name="P59"><text:s/>*/</text:p>
      <text:p text:style-name="P59">public static function indentCharacter($char=null)</text:p>
      <text:p text:style-name="P59">{</text:p>
      <text:p text:style-name="P59"><text:tab/>if ($char !== null)</text:p>
      <text:p text:style-name="P59"><text:tab/>{</text:p>
      <text:p text:style-name="P59"><text:tab/><text:tab/>self::$indentCharacter = $char;</text:p>
      <text:p text:style-name="P59"><text:tab/>}</text:p>
      <text:p text:style-name="P59"/>
      <text:p text:style-name="P59"><text:tab/>return self::$indentCharacter;</text:p>
      <text:p text:style-name="P59">}</text:p>
      <text:p text:style-name="P59"/>
      <text:p text:style-name="P59">/**</text:p>
      <text:p text:style-name="P59"><text:s/>* maxLevel</text:p>
      <text:p text:style-name="P59"><text:s/>*</text:p>
      <text:p text:style-name="P59"><text:s/>* get/set the maximum recursion level</text:p>
      <text:p text:style-name="P59"><text:s/>* @param integer $maxLevel = (optional) maximum recursion levels, null to query</text:p>
      <text:p text:style-name="P59"><text:s/>* @return integer $maxLevel</text:p>
      <text:p text:style-name="P59"><text:s/>*/</text:p>
      <text:p text:style-name="P59">public static function maxLevel($maxLevel=null)</text:p>
      <text:p text:style-name="P59">{</text:p>
      <text:p text:style-name="P59"><text:tab/>if ($maxLevel !== null)</text:p>
      <text:p text:style-name="P59"><text:tab/>{</text:p>
      <text:p text:style-name="P59"><text:tab/><text:tab/>self::$maxLevel = $maxLevel;</text:p>
      <text:p text:style-name="P59"><text:tab/>}</text:p>
      <text:p text:style-name="P59"/>
      <text:p text:style-name="P59"><text:tab/>return self::$maxLevel;</text:p>
      <text:p text:style-name="P59">}</text:p>
      <text:p text:style-name="P5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fo:color="#0000ff" style:font-name="OpenSymbol" style:font-name-asian="OpenSymbol" style:font-name-complex="OpenSymbol"/>
    </style:style>
    <style:style style:name="Numbering_20_Symbols" style:display-name="Numbering Symbols" style:family="text">
      <style:text-properties fo:color="#0000ff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9T20:16:12</meta:creation-date>
    <dc:date>2012-05-23T13:13:32</dc:date>
    <dc:creator>Jay </dc:creator>
    <meta:editing-duration>PT36H14M04S</meta:editing-duration>
    <meta:editing-cycles>34</meta:editing-cycles>
    <meta:generator>OpenOffice.org/3.2$Linux OpenOffice.org_project/320m12$Build-9483</meta:generator>
    <meta:document-statistic meta:table-count="0" meta:image-count="0" meta:object-count="0" meta:page-count="12" meta:paragraph-count="543" meta:word-count="2204" meta:character-count="14930"/>
  </office:meta>
</office:document-meta>
</file>